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91a" officeooo:paragraph-rsid="00061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zrada emulatora koji prima ELF fajl kao ulaz. Obrada relokacionih zapisa.</text:p>
      <text:p text:style-name="P1">2) Rešenje je izrađeno na Linux Ubuntu 32-bit u jeziku C. Prevodi se pokretanjem programa sa sledećim argumentima: Emulate &lt;naziv ulaznog fajla&gt; “UseVM”. Poslednji argument je opcioni i treba se navesti samo ako se želi koristiti virtuelna memroija. Inicijalno radi demonstracije je alocirano svega nekoliko stranica.</text:p>
      <text:p text:style-name="P1">3) U folderu programa, p1.o, p2.o, p3.o</text:p>
      <text:p text:style-name="P1">4) U folderima ../ElfCreator/(p1, p2, p3) se nalazi listing svakog programa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20:50:37.878919869</meta:creation-date>
    <dc:date>2014-08-20T20:56:21.285829353</dc:date>
    <meta:editing-duration>P0D</meta:editing-duration>
    <meta:editing-cycles>1</meta:editing-cycles>
    <meta:document-statistic meta:table-count="0" meta:image-count="0" meta:object-count="0" meta:page-count="1" meta:paragraph-count="4" meta:word-count="76" meta:character-count="510" meta:non-whitespace-character-count="436"/>
    <meta:generator>LibreOffice/4.2.4.2$Linux_x86 LibreOffice_project/420m0$Build-2</meta:generator>
  </office:meta>
</office:document-meta>
</file>